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623cm"/>
    </style:style>
    <style:style style:name="co3" style:family="table-column">
      <style:table-column-properties fo:break-before="auto" style:column-width="8.34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5.1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576118">
            <text:p>576118</text:p>
          </table:table-cell>
          <table:table-cell office:value-type="string">
            <text:p>/about-us/about-the-fs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07099">
            <text:p>607099</text:p>
          </table:table-cell>
          <table:table-cell office:value-type="string">
            <text:p>/about-us/aboutsi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788">
            <text:p>497788</text:p>
          </table:table-cell>
          <table:table-cell office:value-type="string">
            <text:p>/about-us/aboutsite/fsainteractiv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3820">
            <text:p>423820</text:p>
          </table:table-cell>
          <table:table-cell office:value-type="string">
            <text:p>/about-us/committees/</text:p>
          </table:table-cell>
          <table:table-cell office:value-type="string">
            <text:p>CommitteeIndex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9627">
            <text:p>259627</text:p>
          </table:table-cell>
          <table:table-cell office:value-type="string">
            <text:p>/about-us/committees/nutcom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193">
            <text:p>597193</text:p>
          </table:table-cell>
          <table:table-cell office:value-type="string">
            <text:p>/about-us/committees/nutcomms/fdapf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168">
            <text:p>597168</text:p>
          </table:table-cell>
          <table:table-cell office:value-type="string">
            <text:p>/about-us/committees/nutcomms/nutritionstrateg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9812">
            <text:p>449812</text:p>
          </table:table-cell>
          <table:table-cell office:value-type="string">
            <text:p>/about-us/committees/nutcomms/nutritionstrategy/nssg01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8808">
            <text:p>358808</text:p>
          </table:table-cell>
          <table:table-cell office:value-type="string">
            <text:p>/about-us/committees/nutcomms/nutritionstrategy/nssg060718m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8030">
            <text:p>408030</text:p>
          </table:table-cell>
          <table:table-cell office:value-type="string">
            <text:p>/about-us/committees/nutcomms/nutritionstrategy/nssg0706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314">
            <text:p>464314</text:p>
          </table:table-cell>
          <table:table-cell office:value-type="string">
            <text:p>/about-us/committees/nutcomms/nutritionstrategy/nssg08042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9778">
            <text:p>389778</text:p>
          </table:table-cell>
          <table:table-cell office:value-type="string">
            <text:p>/about-us/committees/nutcomms/nutritionstrategy/nssgminute07012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1868">
            <text:p>361868</text:p>
          </table:table-cell>
          <table:table-cell office:value-type="string">
            <text:p>/about-us/committees/nutcomms/nutritionstrategy/signpostassess0605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426765">
            <text:p>426765</text:p>
          </table:table-cell>
          <table:table-cell office:value-type="string">
            <text:p>/about-us/contactus/contactsbysubject/reg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696">
            <text:p>607696</text:p>
          </table:table-cell>
          <table:table-cell office:value-type="string">
            <text:p>/about-us/contactus/contactsbysubject/regions/fm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978">
            <text:p>506978</text:p>
          </table:table-cell>
          <table:table-cell office:value-type="string">
            <text:p>/about-us/data-and-poli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8995">
            <text:p>168995</text:p>
          </table:table-cell>
          <table:table-cell office:value-type="string">
            <text:p>/about-us/data-and-policies/aboutsi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2580">
            <text:p>372580</text:p>
          </table:table-cell>
          <table:table-cell office:value-type="string">
            <text:p>/about-us/data-and-policies/aboutsite/accessibili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062">
            <text:p>487062</text:p>
          </table:table-cell>
          <table:table-cell office:value-type="string">
            <text:p>/about-us/data-and-policies/aboutsite/accessibility/accessibilitystate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543">
            <text:p>93543</text:p>
          </table:table-cell>
          <table:table-cell office:value-type="string">
            <text:p>/about-us/data-and-policies/aboutsite/accesskey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6589">
            <text:p>116589</text:p>
          </table:table-cell>
          <table:table-cell office:value-type="string">
            <text:p>/about-us/data-and-policies/aboutsite/disclaim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3316">
            <text:p>333316</text:p>
          </table:table-cell>
          <table:table-cell office:value-type="string">
            <text:p>/about-us/data-and-policies/aboutsite/feedbac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2878">
            <text:p>282878</text:p>
          </table:table-cell>
          <table:table-cell office:value-type="string">
            <text:p>/about-us/data-and-policies/aboutsite/fsawebsit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031">
            <text:p>296031</text:p>
          </table:table-cell>
          <table:table-cell office:value-type="string">
            <text:p>/about-us/data-and-policies/aboutsite/r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2858">
            <text:p>332858</text:p>
          </table:table-cell>
          <table:table-cell office:value-type="string">
            <text:p>/about-us/data-and-policies/aboutsite/termsandcondi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2906">
            <text:p>332906</text:p>
          </table:table-cell>
          <table:table-cell office:value-type="string">
            <text:p>/about-us/data-and-policies/aboutsite/termsandconditions/crowncopyrigh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93">
            <text:p>609593</text:p>
          </table:table-cell>
          <table:table-cell office:value-type="string">
            <text:p>/about-us/data-and-policies/aboutsite/termsandconditions/hygiene-rating-dat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357">
            <text:p>574357</text:p>
          </table:table-cell>
          <table:table-cell office:value-type="string">
            <text:p>/about-us/data-and-policies/aboutsite/termsandconditions/privacypoli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387">
            <text:p>574387</text:p>
          </table:table-cell>
          <table:table-cell office:value-type="string">
            <text:p>/about-us/data-and-policies/aboutsite/termsandconditions/privacypolicy/cooki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179">
            <text:p>607179</text:p>
          </table:table-cell>
          <table:table-cell office:value-type="string">
            <text:p>/about-us/data-and-policies/aboutsite/termsandconditions/tcssoci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731">
            <text:p>526731</text:p>
          </table:table-cell>
          <table:table-cell office:value-type="string">
            <text:p>/about-us/data-and-policies/aboutsite/termsandconditions/tcssocial/twitterpolic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0621">
            <text:p>340621</text:p>
          </table:table-cell>
          <table:table-cell office:value-type="string">
            <text:p>/about-us/data-and-policies/annualpublicpl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904">
            <text:p>464904</text:p>
          </table:table-cell>
          <table:table-cell office:value-type="string">
            <text:p>/about-us/data-and-policies/char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19">
            <text:p>704119</text:p>
          </table:table-cell>
          <table:table-cell office:value-type="string">
            <text:p>/about-us/data-and-policies/consultation-approa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240">
            <text:p>564240</text:p>
          </table:table-cell>
          <table:table-cell office:value-type="string">
            <text:p>/about-us/data-and-policies/cspeoplesurv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955">
            <text:p>540955</text:p>
          </table:table-cell>
          <table:table-cell office:value-type="string">
            <text:p>/about-us/data-and-policies/equali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26">
            <text:p>600126</text:p>
          </table:table-cell>
          <table:table-cell office:value-type="string">
            <text:p>/about-us/data-and-policies/equality/diversity-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33">
            <text:p>600133</text:p>
          </table:table-cell>
          <table:table-cell office:value-type="string">
            <text:p>/about-us/data-and-policies/equality/divobj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7411">
            <text:p>247411</text:p>
          </table:table-cell>
          <table:table-cell office:value-type="string">
            <text:p>/about-us/data-and-policies/foi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025">
            <text:p>100025</text:p>
          </table:table-cell>
          <table:table-cell office:value-type="string">
            <text:p>/about-us/data-and-policies/foia/10002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8576">
            <text:p>258576</text:p>
          </table:table-cell>
          <table:table-cell office:value-type="string">
            <text:p>/about-us/data-and-policies/foia/foirelea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555">
            <text:p>531555</text:p>
          </table:table-cell>
          <table:table-cell office:value-type="string">
            <text:p>/about-us/data-and-policies/foia/foirelease/foiaeir20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6177">
            <text:p>286177</text:p>
          </table:table-cell>
          <table:table-cell office:value-type="string">
            <text:p>/about-us/data-and-policies/foia/foirelease/foiaeir2005/btmaizefo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906">
            <text:p>306906</text:p>
          </table:table-cell>
          <table:table-cell office:value-type="string">
            <text:p>/about-us/data-and-policies/foia/foirelease/foiaeir2005/foirequests2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8578">
            <text:p>258578</text:p>
          </table:table-cell>
          <table:table-cell office:value-type="string">
            <text:p>/about-us/data-and-policies/foia/foirelease/foiaeir2005/foisud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552">
            <text:p>531552</text:p>
          </table:table-cell>
          <table:table-cell office:value-type="string">
            <text:p>/about-us/data-and-policies/foia/foirelease/foiaeir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239">
            <text:p>401239</text:p>
          </table:table-cell>
          <table:table-cell office:value-type="string">
            <text:p>/about-us/data-and-policies/foia/foirelease/foiaeir2006/foirequests20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632">
            <text:p>343632</text:p>
          </table:table-cell>
          <table:table-cell office:value-type="string">
            <text:p>/about-us/data-and-policies/foia/foirelease/foiaeir2006/ic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545">
            <text:p>531545</text:p>
          </table:table-cell>
          <table:table-cell office:value-type="string">
            <text:p>/about-us/data-and-policies/foia/foirelease/foiaeir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245">
            <text:p>401245</text:p>
          </table:table-cell>
          <table:table-cell office:value-type="string">
            <text:p>/about-us/data-and-policies/foia/foirelease/foiaeir2007/foirequests20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512">
            <text:p>531512</text:p>
          </table:table-cell>
          <table:table-cell office:value-type="string">
            <text:p>/about-us/data-and-policies/foia/foirelease/foiaeir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530">
            <text:p>442530</text:p>
          </table:table-cell>
          <table:table-cell office:value-type="string">
            <text:p>/about-us/data-and-policies/foia/foirelease/foiaeir2008/foi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595">
            <text:p>464595</text:p>
          </table:table-cell>
          <table:table-cell office:value-type="string">
            <text:p>/about-us/data-and-policies/foia/foirelease/foiaeir2008/foimhsaudit08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340">
            <text:p>458340</text:p>
          </table:table-cell>
          <table:table-cell office:value-type="string">
            <text:p>/about-us/data-and-policies/foia/foirelease/foiaeir2008/mhsaudit05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363">
            <text:p>469363</text:p>
          </table:table-cell>
          <table:table-cell office:value-type="string">
            <text:p>/about-us/data-and-policies/foia/foirelease/foiaeir2008/mhsaudit08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653">
            <text:p>476653</text:p>
          </table:table-cell>
          <table:table-cell office:value-type="string">
            <text:p>/about-us/data-and-policies/foia/foirelease/foiaeir2008/mhsaudit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577">
            <text:p>447577</text:p>
          </table:table-cell>
          <table:table-cell office:value-type="string">
            <text:p>/about-us/data-and-policies/foia/foirelease/foiaeir2008/stakesal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509">
            <text:p>531509</text:p>
          </table:table-cell>
          <table:table-cell office:value-type="string">
            <text:p>/about-us/data-and-policies/foia/foirelease/foiaeir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948">
            <text:p>504948</text:p>
          </table:table-cell>
          <table:table-cell office:value-type="string">
            <text:p>/about-us/data-and-policies/foia/foirelease/foiaeir2009/draftiaparaspublishedmay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975">
            <text:p>500975</text:p>
          </table:table-cell>
          <table:table-cell office:value-type="string">
            <text:p>/about-us/data-and-policies/foia/foirelease/foiaeir2009/foi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631">
            <text:p>528631</text:p>
          </table:table-cell>
          <table:table-cell office:value-type="string">
            <text:p>/about-us/data-and-policies/foia/foirelease/foiaeir2009/foifestuc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584">
            <text:p>514584</text:p>
          </table:table-cell>
          <table:table-cell office:value-type="string">
            <text:p>/about-us/data-and-policies/foia/foirelease/foiaeir2009/fsp2708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136">
            <text:p>508136</text:p>
          </table:table-cell>
          <table:table-cell office:value-type="string">
            <text:p>/about-us/data-and-policies/foia/foirelease/foiaeir2009/mhsaudit09062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11">
            <text:p>513711</text:p>
          </table:table-cell>
          <table:table-cell office:value-type="string">
            <text:p>/about-us/data-and-policies/foia/foirelease/foiaeir2009/mhsaudit0908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876">
            <text:p>487876</text:p>
          </table:table-cell>
          <table:table-cell office:value-type="string">
            <text:p>/about-us/data-and-policies/foia/foirelease/foiaeir2009/mhsaudi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386">
            <text:p>529386</text:p>
          </table:table-cell>
          <table:table-cell office:value-type="string">
            <text:p>/about-us/data-and-policies/foia/foirelease/foiaeir2009/mhsauditsdec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1095">
            <text:p>491095</text:p>
          </table:table-cell>
          <table:table-cell office:value-type="string">
            <text:p>/about-us/data-and-policies/foia/foirelease/foiaeir2009/mhsauditsj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806">
            <text:p>503806</text:p>
          </table:table-cell>
          <table:table-cell office:value-type="string">
            <text:p>/about-us/data-and-policies/foia/foirelease/foiaeir2009/mhsauditsma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117">
            <text:p>539117</text:p>
          </table:table-cell>
          <table:table-cell office:value-type="string">
            <text:p>/about-us/data-and-policies/foia/foirelease/foiaeir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443">
            <text:p>542443</text:p>
          </table:table-cell>
          <table:table-cell office:value-type="string">
            <text:p>/about-us/data-and-policies/foia/foirelease/foiaeir2010/audi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152">
            <text:p>542152</text:p>
          </table:table-cell>
          <table:table-cell office:value-type="string">
            <text:p>/about-us/data-and-policies/foia/foirelease/foiaeir2010/ceex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907">
            <text:p>543907</text:p>
          </table:table-cell>
          <table:table-cell office:value-type="string">
            <text:p>/about-us/data-and-policies/foia/foirelease/foiaeir2010/foi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121">
            <text:p>539121</text:p>
          </table:table-cell>
          <table:table-cell office:value-type="string">
            <text:p>/about-us/data-and-policies/foia/foirelease/foiaeir2010/foirequest10032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83">
            <text:p>543783</text:p>
          </table:table-cell>
          <table:table-cell office:value-type="string">
            <text:p>/about-us/data-and-policies/foia/foirelease/foiaeir2010/fsamhshospitalitygifts07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980">
            <text:p>560980</text:p>
          </table:table-cell>
          <table:table-cell office:value-type="string">
            <text:p>/about-us/data-and-policies/foia/foirelease/foiaeir2010/welshbrosnew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47">
            <text:p>563147</text:p>
          </table:table-cell>
          <table:table-cell office:value-type="string">
            <text:p>/about-us/data-and-policies/foia/foirelease/foiaeir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069">
            <text:p>586069</text:p>
          </table:table-cell>
          <table:table-cell office:value-type="string">
            <text:p>/about-us/data-and-policies/foia/foirelease/foiaeir2011/costfsaboardmeetings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437">
            <text:p>570437</text:p>
          </table:table-cell>
          <table:table-cell office:value-type="string">
            <text:p>/about-us/data-and-policies/foia/foirelease/foiaeir2011/cranswickcountryfoo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70">
            <text:p>567270</text:p>
          </table:table-cell>
          <table:table-cell office:value-type="string">
            <text:p>/about-us/data-and-policies/foia/foirelease/foiaeir2011/foi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923">
            <text:p>589923</text:p>
          </table:table-cell>
          <table:table-cell office:value-type="string">
            <text:p>/about-us/data-and-policies/foia/foirelease/foiaeir2011/foilegalcos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380">
            <text:p>586380</text:p>
          </table:table-cell>
          <table:table-cell office:value-type="string">
            <text:p>/about-us/data-and-policies/foia/foirelease/foiaeir2011/gpcexpenditu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160">
            <text:p>563160</text:p>
          </table:table-cell>
          <table:table-cell office:value-type="string">
            <text:p>/about-us/data-and-policies/foia/foirelease/foiaeir2011/hughesmeatsmidglamorganprovis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49">
            <text:p>567249</text:p>
          </table:table-cell>
          <table:table-cell office:value-type="string">
            <text:p>/about-us/data-and-policies/foia/foirelease/foiaeir2011/listabattoirscauseforconcer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172">
            <text:p>570172</text:p>
          </table:table-cell>
          <table:table-cell office:value-type="string">
            <text:p>/about-us/data-and-policies/foia/foirelease/foiaeir2011/listmeatplantscauseforconcer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13">
            <text:p>576213</text:p>
          </table:table-cell>
          <table:table-cell office:value-type="string">
            <text:p>/about-us/data-and-policies/foia/foirelease/foiaeir2011/meatauditsjun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609">
            <text:p>587609</text:p>
          </table:table-cell>
          <table:table-cell office:value-type="string">
            <text:p>/about-us/data-and-policies/foia/foirelease/foiaeir2011/meatplantscauseforconcernsept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189">
            <text:p>602189</text:p>
          </table:table-cell>
          <table:table-cell office:value-type="string">
            <text:p>/about-us/data-and-policies/foia/foirelease/foiaeir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470">
            <text:p>613470</text:p>
          </table:table-cell>
          <table:table-cell office:value-type="string">
            <text:p>/about-us/data-and-policies/foia/foirelease/foiaeir2012/bullying-meat-plan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78">
            <text:p>640678</text:p>
          </table:table-cell>
          <table:table-cell office:value-type="string">
            <text:p>/about-us/data-and-policies/foia/foirelease/foiaeir2012/bullyingfo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042">
            <text:p>632042</text:p>
          </table:table-cell>
          <table:table-cell office:value-type="string">
            <text:p>/about-us/data-and-policies/foia/foirelease/foiaeir2012/component-sco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741">
            <text:p>648741</text:p>
          </table:table-cell>
          <table:table-cell office:value-type="string">
            <text:p>/about-us/data-and-policies/foia/foirelease/foiaeir2012/fhrs-component-scor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30">
            <text:p>649130</text:p>
          </table:table-cell>
          <table:table-cell office:value-type="string">
            <text:p>/about-us/data-and-policies/foia/foirelease/foiaeir2012/foi-125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573">
            <text:p>611573</text:p>
          </table:table-cell>
          <table:table-cell office:value-type="string">
            <text:p>/about-us/data-and-policies/foia/foirelease/foiaeir2012/foi-legal-cos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89">
            <text:p>615989</text:p>
          </table:table-cell>
          <table:table-cell office:value-type="string">
            <text:p>/about-us/data-and-policies/foia/foirelease/foiaeir2012/foi-ops-group-gift-hospitality-2009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436">
            <text:p>603436</text:p>
          </table:table-cell>
          <table:table-cell office:value-type="string">
            <text:p>/about-us/data-and-policies/foia/foirelease/foiaeir2012/mpauditfeb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06">
            <text:p>607306</text:p>
          </table:table-cell>
          <table:table-cell office:value-type="string">
            <text:p>/about-us/data-and-policies/foia/foirelease/foiaeir2012/repbully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873">
            <text:p>655873</text:p>
          </table:table-cell>
          <table:table-cell office:value-type="string">
            <text:p>/about-us/data-and-policies/foia/foirelease/foiaeir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232">
            <text:p>668232</text:p>
          </table:table-cell>
          <table:table-cell office:value-type="string">
            <text:p>/about-us/data-and-policies/foia/foirelease/foiaeir2013/fightingfund-welshl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775">
            <text:p>682775</text:p>
          </table:table-cell>
          <table:table-cell office:value-type="string">
            <text:p>/about-us/data-and-policies/foia/foirelease/foiaeir2013/foi-request-flights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673">
            <text:p>659673</text:p>
          </table:table-cell>
          <table:table-cell office:value-type="string">
            <text:p>/about-us/data-and-policies/foia/foirelease/foiaeir2013/fsai-fsa-comm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46">
            <text:p>669246</text:p>
          </table:table-cell>
          <table:table-cell office:value-type="string">
            <text:p>/about-us/data-and-policies/foia/foirelease/foiaeir2013/pub-ia-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879">
            <text:p>655879</text:p>
          </table:table-cell>
          <table:table-cell office:value-type="string">
            <text:p>/about-us/data-and-policies/foia/foirelease/foiaeir2013/request-highpea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620">
            <text:p>671620</text:p>
          </table:table-cell>
          <table:table-cell office:value-type="string">
            <text:p>/about-us/data-and-policies/foia/foirelease/foiaeir2013/results-findus-fo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542">
            <text:p>663542</text:p>
          </table:table-cell>
          <table:table-cell office:value-type="string">
            <text:p>/about-us/data-and-policies/foia/foirelease/foiaeir2013/ts-inf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926">
            <text:p>711926</text:p>
          </table:table-cell>
          <table:table-cell office:value-type="string">
            <text:p>/about-us/data-and-policies/foia/foirelease/foiaeir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955">
            <text:p>711955</text:p>
          </table:table-cell>
          <table:table-cell office:value-type="string">
            <text:p>/about-us/data-and-policies/foia/foirelease/foiaeir2014/dna-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662">
            <text:p>713662</text:p>
          </table:table-cell>
          <table:table-cell office:value-type="string">
            <text:p>/about-us/data-and-policies/foia/foirelease/foiaeir2014/food-safety-campaig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870">
            <text:p>643870</text:p>
          </table:table-cell>
          <table:table-cell office:value-type="string">
            <text:p>/about-us/data-and-policies/foia/public-records-a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60">
            <text:p>591360</text:p>
          </table:table-cell>
          <table:table-cell office:value-type="string">
            <text:p>/about-us/data-and-policies/greeng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299">
            <text:p>592299</text:p>
          </table:table-cell>
          <table:table-cell office:value-type="string">
            <text:p>/about-us/data-and-policies/greengov/sustainabilityav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84">
            <text:p>698584</text:p>
          </table:table-cell>
          <table:table-cell office:value-type="string">
            <text:p>/about-us/data-and-policies/how-to-make-an-appe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106">
            <text:p>26106</text:p>
          </table:table-cell>
          <table:table-cell office:value-type="string">
            <text:p>/about-us/data-and-policies/ourstandards-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944">
            <text:p>711944</text:p>
          </table:table-cell>
          <table:table-cell office:value-type="string">
            <text:p>/about-us/data-and-policies/ourstandar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088">
            <text:p>647088</text:p>
          </table:table-cell>
          <table:table-cell office:value-type="string">
            <text:p>/about-us/data-and-policies/surve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320">
            <text:p>557320</text:p>
          </table:table-cell>
          <table:table-cell office:value-type="string">
            <text:p>/about-us/data-and-policies/transparencydat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007">
            <text:p>647007</text:p>
          </table:table-cell>
          <table:table-cell office:value-type="string">
            <text:p>/about-us/data-and-policies/transparencydata/expenditureover25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708711">
            <text:p>708711</text:p>
          </table:table-cell>
          <table:table-cell office:value-type="string">
            <text:p>/about-us/data-and-policies/transparencydata/expenses-gifts-hospitality/board-directors-gifts-hosp/board-directors-2013-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707">
            <text:p>708707</text:p>
          </table:table-cell>
          <table:table-cell office:value-type="string">
            <text:p>/about-us/data-and-policies/transparencydata/expenses-gifts-hospitality/board-directors-gifts-hosp/board-directors-gifts-hosp-2012-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703424">
            <text:p>703424</text:p>
          </table:table-cell>
          <table:table-cell office:value-type="string">
            <text:p>/about-us/data-and-policies/transparencydata/expenses-gifts-hospitality/expenses/expapr11mar12/chair-board-expenses-2011-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427">
            <text:p>703427</text:p>
          </table:table-cell>
          <table:table-cell office:value-type="string">
            <text:p>/about-us/data-and-policies/transparencydata/expenses-gifts-hospitality/expenses/expapr11mar12/chief-exec-directors-expenses-2011-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74">
            <text:p>715574</text:p>
          </table:table-cell>
          <table:table-cell office:value-type="string">
            <text:p>/about-us/data-and-policies/transparencydata/fsa-spend-controls-approved-exemp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846">
            <text:p>598846</text:p>
          </table:table-cell>
          <table:table-cell office:value-type="string">
            <text:p>/about-us/data-and-policies/transparencydata/gpcexpenditu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429">
            <text:p>586429</text:p>
          </table:table-cell>
          <table:table-cell office:value-type="string">
            <text:p>/about-us/data-and-policies/transparencydata/gpcexpenditure/gpc2009to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326">
            <text:p>557326</text:p>
          </table:table-cell>
          <table:table-cell office:value-type="string">
            <text:p>/about-us/data-and-policies/transparencydata/organogramp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553">
            <text:p>591553</text:p>
          </table:table-cell>
          <table:table-cell office:value-type="string">
            <text:p>/about-us/data-and-policies/transparencydata/workforcemanage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64">
            <text:p>610064</text:p>
          </table:table-cell>
          <table:table-cell office:value-type="string">
            <text:p>/about-us/data-and-policies/underpinning-dat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3965">
            <text:p>103965</text:p>
          </table:table-cell>
          <table:table-cell office:value-type="string">
            <text:p>/about-us/data-and-policies/welshlanguagepoli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4060">
            <text:p>214060</text:p>
          </table:table-cell>
          <table:table-cell office:value-type="string">
            <text:p>/about-us/fsacomplaintsprocedu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774">
            <text:p>26774</text:p>
          </table:table-cell>
          <table:table-cell office:value-type="string">
            <text:p>/about-us/how-we-wor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11">
            <text:p>576111</text:p>
          </table:table-cell>
          <table:table-cell office:value-type="string">
            <text:p>/about-us/how-we-work/aboutourstaf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077">
            <text:p>382077</text:p>
          </table:table-cell>
          <table:table-cell office:value-type="string">
            <text:p>/about-us/how-we-work/aboutourstaff/profi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1088">
            <text:p>381088</text:p>
          </table:table-cell>
          <table:table-cell office:value-type="string">
            <text:p>/about-us/how-we-work/aboutourstaff/profiles/cedmee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685">
            <text:p>579685</text:p>
          </table:table-cell>
          <table:table-cell office:value-type="string">
            <text:p>/about-us/how-we-work/aboutourstaff/profiles/cedmeetings/cedmeetsapl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38">
            <text:p>681238</text:p>
          </table:table-cell>
          <table:table-cell office:value-type="string">
            <text:p>/about-us/how-we-work/aboutourstaff/profiles/cedmeetings/cedmeetsapr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924">
            <text:p>612924</text:p>
          </table:table-cell>
          <table:table-cell office:value-type="string">
            <text:p>/about-us/how-we-work/aboutourstaff/profiles/cedmeetings/cedmeetsapril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035">
            <text:p>584035</text:p>
          </table:table-cell>
          <table:table-cell office:value-type="string">
            <text:p>/about-us/how-we-work/aboutourstaff/profiles/cedmeetings/cedmeetsaug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532">
            <text:p>639532</text:p>
          </table:table-cell>
          <table:table-cell office:value-type="string">
            <text:p>/about-us/how-we-work/aboutourstaff/profiles/cedmeetings/cedmeetsaug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791">
            <text:p>693791</text:p>
          </table:table-cell>
          <table:table-cell office:value-type="string">
            <text:p>/about-us/how-we-work/aboutourstaff/profiles/cedmeetings/cedmeetsaug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646">
            <text:p>598646</text:p>
          </table:table-cell>
          <table:table-cell office:value-type="string">
            <text:p>/about-us/how-we-work/aboutourstaff/profiles/cedmeetings/cedmeetsdec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189">
            <text:p>662189</text:p>
          </table:table-cell>
          <table:table-cell office:value-type="string">
            <text:p>/about-us/how-we-work/aboutourstaff/profiles/cedmeetings/cedmeetsdec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027">
            <text:p>700027</text:p>
          </table:table-cell>
          <table:table-cell office:value-type="string">
            <text:p>/about-us/how-we-work/aboutourstaff/profiles/cedmeetings/cedmeetsdec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026">
            <text:p>590026</text:p>
          </table:table-cell>
          <table:table-cell office:value-type="string">
            <text:p>/about-us/how-we-work/aboutourstaff/profiles/cedmeetings/cedmeetsept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193">
            <text:p>570193</text:p>
          </table:table-cell>
          <table:table-cell office:value-type="string">
            <text:p>/about-us/how-we-work/aboutourstaff/profiles/cedmeetings/cedmeetsfeb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683">
            <text:p>606683</text:p>
          </table:table-cell>
          <table:table-cell office:value-type="string">
            <text:p>/about-us/how-we-work/aboutourstaff/profiles/cedmeetings/cedmeetsfeb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194">
            <text:p>662194</text:p>
          </table:table-cell>
          <table:table-cell office:value-type="string">
            <text:p>/about-us/how-we-work/aboutourstaff/profiles/cedmeetings/cedmeetsfeb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88">
            <text:p>706288</text:p>
          </table:table-cell>
          <table:table-cell office:value-type="string">
            <text:p>/about-us/how-we-work/aboutourstaff/profiles/cedmeetings/cedmeetsfeb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352">
            <text:p>564352</text:p>
          </table:table-cell>
          <table:table-cell office:value-type="string">
            <text:p>/about-us/how-we-work/aboutourstaff/profiles/cedmeetings/cedmeetsjan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293">
            <text:p>601293</text:p>
          </table:table-cell>
          <table:table-cell office:value-type="string">
            <text:p>/about-us/how-we-work/aboutourstaff/profiles/cedmeetings/cedmeetsjan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192">
            <text:p>662192</text:p>
          </table:table-cell>
          <table:table-cell office:value-type="string">
            <text:p>/about-us/how-we-work/aboutourstaff/profiles/cedmeetings/cedmeetsjan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494">
            <text:p>701494</text:p>
          </table:table-cell>
          <table:table-cell office:value-type="string">
            <text:p>/about-us/how-we-work/aboutourstaff/profiles/cedmeetings/cedmeetsjan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563">
            <text:p>628563</text:p>
          </table:table-cell>
          <table:table-cell office:value-type="string">
            <text:p>/about-us/how-we-work/aboutourstaff/profiles/cedmeetings/cedmeetsjuly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84">
            <text:p>681284</text:p>
          </table:table-cell>
          <table:table-cell office:value-type="string">
            <text:p>/about-us/how-we-work/aboutourstaff/profiles/cedmeetings/cedmeetsjuly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738">
            <text:p>579738</text:p>
          </table:table-cell>
          <table:table-cell office:value-type="string">
            <text:p>/about-us/how-we-work/aboutourstaff/profiles/cedmeetings/cedmeetsjun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561">
            <text:p>628561</text:p>
          </table:table-cell>
          <table:table-cell office:value-type="string">
            <text:p>/about-us/how-we-work/aboutourstaff/profiles/cedmeetings/cedmeetsjune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61">
            <text:p>681261</text:p>
          </table:table-cell>
          <table:table-cell office:value-type="string">
            <text:p>/about-us/how-we-work/aboutourstaff/profiles/cedmeetings/cedmeetsjune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671">
            <text:p>579671</text:p>
          </table:table-cell>
          <table:table-cell office:value-type="string">
            <text:p>/about-us/how-we-work/aboutourstaff/profiles/cedmeetings/cedmeetsmar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25">
            <text:p>681225</text:p>
          </table:table-cell>
          <table:table-cell office:value-type="string">
            <text:p>/about-us/how-we-work/aboutourstaff/profiles/cedmeetings/cedmeetsMar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738">
            <text:p>610738</text:p>
          </table:table-cell>
          <table:table-cell office:value-type="string">
            <text:p>/about-us/how-we-work/aboutourstaff/profiles/cedmeetings/cedmeetsMarch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720">
            <text:p>579720</text:p>
          </table:table-cell>
          <table:table-cell office:value-type="string">
            <text:p>/about-us/how-we-work/aboutourstaff/profiles/cedmeetings/cedmeetsmay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444">
            <text:p>628444</text:p>
          </table:table-cell>
          <table:table-cell office:value-type="string">
            <text:p>/about-us/how-we-work/aboutourstaff/profiles/cedmeetings/cedmeetsmay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48">
            <text:p>681248</text:p>
          </table:table-cell>
          <table:table-cell office:value-type="string">
            <text:p>/about-us/how-we-work/aboutourstaff/profiles/cedmeetings/cedmeetsmay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812">
            <text:p>594812</text:p>
          </table:table-cell>
          <table:table-cell office:value-type="string">
            <text:p>/about-us/how-we-work/aboutourstaff/profiles/cedmeetings/cedmeetsnov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184">
            <text:p>662184</text:p>
          </table:table-cell>
          <table:table-cell office:value-type="string">
            <text:p>/about-us/how-we-work/aboutourstaff/profiles/cedmeetings/cedmeetsnov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678">
            <text:p>696678</text:p>
          </table:table-cell>
          <table:table-cell office:value-type="string">
            <text:p>/about-us/how-we-work/aboutourstaff/profiles/cedmeetings/cedmeetsnov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495">
            <text:p>592495</text:p>
          </table:table-cell>
          <table:table-cell office:value-type="string">
            <text:p>/about-us/how-we-work/aboutourstaff/profiles/cedmeetings/cedmeetsoct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671">
            <text:p>696671</text:p>
          </table:table-cell>
          <table:table-cell office:value-type="string">
            <text:p>/about-us/how-we-work/aboutourstaff/profiles/cedmeetings/cedmeetsoc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661">
            <text:p>647661</text:p>
          </table:table-cell>
          <table:table-cell office:value-type="string">
            <text:p>/about-us/how-we-work/aboutourstaff/profiles/cedmeetings/cedmeetssept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660">
            <text:p>696660</text:p>
          </table:table-cell>
          <table:table-cell office:value-type="string">
            <text:p>/about-us/how-we-work/aboutourstaff/profiles/cedmeetings/cedmeetssep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813">
            <text:p>641813</text:p>
          </table:table-cell>
          <table:table-cell office:value-type="string">
            <text:p>/about-us/how-we-work/aboutourstaff/profiles/cedmeetings/cedmeetsspet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972">
            <text:p>582972</text:p>
          </table:table-cell>
          <table:table-cell office:value-type="string">
            <text:p>/about-us/how-we-work/aboutourstaff/profiles/cedmeetings/cedmetsjul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9435">
            <text:p>99435</text:p>
          </table:table-cell>
          <table:table-cell office:value-type="string">
            <text:p>/about-us/how-we-work/agencyandeurop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866">
            <text:p>640866</text:p>
          </table:table-cell>
          <table:table-cell office:value-type="string">
            <text:p>/about-us/how-we-work/agencyandeurope/b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737">
            <text:p>478737</text:p>
          </table:table-cell>
          <table:table-cell office:value-type="string">
            <text:p>/about-us/how-we-work/agencyandeurope/databa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748">
            <text:p>478748</text:p>
          </table:table-cell>
          <table:table-cell office:value-type="string">
            <text:p>/about-us/how-we-work/agencyandeurope/ne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string">
            <text:p>/about-us/how-we-work/our-boar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73">
            <text:p>550073</text:p>
          </table:table-cell>
          <table:table-cell office:value-type="string">
            <text:p>/about-us/how-we-work/our-board/boardcommitte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309">
            <text:p>550309</text:p>
          </table:table-cell>
          <table:table-cell office:value-type="string">
            <text:p>/about-us/how-we-work/our-board/boardcommittees/auditcommitt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318">
            <text:p>550318</text:p>
          </table:table-cell>
          <table:table-cell office:value-type="string">
            <text:p>/about-us/how-we-work/our-board/boardcommittees/riskcommitt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311">
            <text:p>550311</text:p>
          </table:table-cell>
          <table:table-cell office:value-type="string">
            <text:p>/about-us/how-we-work/our-board/boardcommittees/successiondevelopmentcommitt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74487">
            <text:p>674487</text:p>
          </table:table-cell>
          <table:table-cell office:value-type="string">
            <text:p>/about-us/how-we-work/our-board/boardmeetoccasionalpapers/2013/int-13-03-01-fop-board-pap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80928">
            <text:p>580928</text:p>
          </table:table-cell>
          <table:table-cell office:value-type="string">
            <text:p>/about-us/how-we-work/our-board/boardmeetoccasionalpapers/interpapers2011/officalcontchan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931">
            <text:p>580931</text:p>
          </table:table-cell>
          <table:table-cell office:value-type="string">
            <text:p>/about-us/how-we-work/our-board/boardmeetoccasionalpapers/interpapers2011/redtapechallen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773">
            <text:p>20773</text:p>
          </table:table-cell>
          <table:table-cell office:value-type="string">
            <text:p>/about-us/how-we-work/our-board/boardme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059">
            <text:p>553059</text:p>
          </table:table-cell>
          <table:table-cell office:value-type="string">
            <text:p>/about-us/how-we-work/our-board/boardmem/drhenriettacampbel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349">
            <text:p>566349</text:p>
          </table:table-cell>
          <table:table-cell office:value-type="string">
            <text:p>/about-us/how-we-work/our-board/boardmem/drjameswildgoos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649">
            <text:p>713649</text:p>
          </table:table-cell>
          <table:table-cell office:value-type="string">
            <text:p>/about-us/how-we-work/our-board/boardmem/heather-pec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26">
            <text:p>614026</text:p>
          </table:table-cell>
          <table:table-cell office:value-type="string">
            <text:p>/about-us/how-we-work/our-board/boardmem/jeffhalliwel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655">
            <text:p>713655</text:p>
          </table:table-cell>
          <table:table-cell office:value-type="string">
            <text:p>/about-us/how-we-work/our-board/boardmem/jim-sma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12">
            <text:p>614012</text:p>
          </table:table-cell>
          <table:table-cell office:value-type="string">
            <text:p>/about-us/how-we-work/our-board/boardmem/lizbreckenrid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23">
            <text:p>614023</text:p>
          </table:table-cell>
          <table:table-cell office:value-type="string">
            <text:p>/about-us/how-we-work/our-board/boardmem/paulwi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652">
            <text:p>713652</text:p>
          </table:table-cell>
          <table:table-cell office:value-type="string">
            <text:p>/about-us/how-we-work/our-board/boardmem/ram-gidoom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801">
            <text:p>400801</text:p>
          </table:table-cell>
          <table:table-cell office:value-type="string">
            <text:p>/about-us/how-we-work/our-board/boardmem/roland-salm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1023">
            <text:p>391023</text:p>
          </table:table-cell>
          <table:table-cell office:value-type="string">
            <text:p>/about-us/how-we-work/our-board/boardmem/timbennet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173">
            <text:p>550173</text:p>
          </table:table-cell>
          <table:table-cell office:value-type="string">
            <text:p>/about-us/how-we-work/our-board/futureboardagenda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1375">
            <text:p>301375</text:p>
          </table:table-cell>
          <table:table-cell office:value-type="string">
            <text:p>/about-us/how-we-work/procure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264">
            <text:p>574264</text:p>
          </table:table-cell>
          <table:table-cell office:value-type="string">
            <text:p>/about-us/how-we-work/procurement/proccontrac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099">
            <text:p>576099</text:p>
          </table:table-cell>
          <table:table-cell office:value-type="string">
            <text:p>/about-us/how-we-work/workingwithoth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113">
            <text:p>607113</text:p>
          </table:table-cell>
          <table:table-cell office:value-type="string">
            <text:p>/about-us/how-we-work/workingwithothers/consumer-advisory-pan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419">
            <text:p>674419</text:p>
          </table:table-cell>
          <table:table-cell office:value-type="string">
            <text:p>/about-us/how-we-work/workingwithothers/consumer-advisory-panel/0611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778">
            <text:p>635778</text:p>
          </table:table-cell>
          <table:table-cell office:value-type="string">
            <text:p>/about-us/how-we-work/workingwithothers/consumer-advisory-panel/1001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876">
            <text:p>608876</text:p>
          </table:table-cell>
          <table:table-cell office:value-type="string">
            <text:p>/about-us/how-we-work/workingwithothers/consumer-advisory-panel/1110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782">
            <text:p>635782</text:p>
          </table:table-cell>
          <table:table-cell office:value-type="string">
            <text:p>/about-us/how-we-work/workingwithothers/consumer-advisory-panel/1704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766">
            <text:p>647766</text:p>
          </table:table-cell>
          <table:table-cell office:value-type="string">
            <text:p>/about-us/how-we-work/workingwithothers/consumer-advisory-panel/2407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123">
            <text:p>607123</text:p>
          </table:table-cell>
          <table:table-cell office:value-type="string">
            <text:p>/about-us/how-we-work/workingwithothers/consumer-advisory-panel/cap-members-biograph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00">
            <text:p>690900</text:p>
          </table:table-cell>
          <table:table-cell office:value-type="string">
            <text:p>/about-us/how-we-work/workingwithothers/consumer-advisory-panel/cap-mins-12june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224">
            <text:p>708224</text:p>
          </table:table-cell>
          <table:table-cell office:value-type="string">
            <text:p>/about-us/how-we-work/workingwithothers/consumer-advisory-panel/cap-mins-1809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298">
            <text:p>350298</text:p>
          </table:table-cell>
          <table:table-cell office:value-type="string">
            <text:p>/about-us/how-we-work/workingwithothers/intrel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10998">
            <text:p>610998</text:p>
          </table:table-cell>
          <table:table-cell office:value-type="string">
            <text:p>/about-us/how-we-work/workingwithothers/stakeholder-forums/consumer-stakeholder-forum/15-june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978">
            <text:p>610978</text:p>
          </table:table-cell>
          <table:table-cell office:value-type="string">
            <text:p>/about-us/how-we-work/workingwithothers/stakeholder-forums/consumer-stakeholder-forum/17-november-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429">
            <text:p>638429</text:p>
          </table:table-cell>
          <table:table-cell office:value-type="string">
            <text:p>/about-us/how-we-work/workingwithothers/stakeholder-forums/consumer-stakeholder-forum/18-july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394">
            <text:p>610394</text:p>
          </table:table-cell>
          <table:table-cell office:value-type="string">
            <text:p>/about-us/how-we-work/workingwithothers/stakeholder-forums/consumer-stakeholder-forum/28-june-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438">
            <text:p>611438</text:p>
          </table:table-cell>
          <table:table-cell office:value-type="string">
            <text:p>/about-us/how-we-work/workingwithothers/stakeholder-forums/consumer-stakeholder-forum/30-november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10115">
            <text:p>610115</text:p>
          </table:table-cell>
          <table:table-cell office:value-type="string">
            <text:p>/about-us/how-we-work/workingwithothers/stakeholder-forums/industry-stakeholder-forum/10-May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14">
            <text:p>608214</text:p>
          </table:table-cell>
          <table:table-cell office:value-type="string">
            <text:p>/about-us/how-we-work/workingwithothers/stakeholder-forums/industry-stakeholder-forum/16-June-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129">
            <text:p>610129</text:p>
          </table:table-cell>
          <table:table-cell office:value-type="string">
            <text:p>/about-us/how-we-work/workingwithothers/stakeholder-forums/industry-stakeholder-forum/17-November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775">
            <text:p>609775</text:p>
          </table:table-cell>
          <table:table-cell office:value-type="string">
            <text:p>/about-us/how-we-work/workingwithothers/stakeholder-forums/industry-stakeholder-forum/20-October-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40">
            <text:p>659440</text:p>
          </table:table-cell>
          <table:table-cell office:value-type="string">
            <text:p>/about-us/how-we-work/workingwithothers/stakeholder-forums/industry-stakeholder-forum/5-december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372">
            <text:p>638372</text:p>
          </table:table-cell>
          <table:table-cell office:value-type="string">
            <text:p>/about-us/how-we-work/workingwithothers/stakeholder-forums/industry-stakeholder-forum/9-may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44928">
            <text:p>544928</text:p>
          </table:table-cell>
          <table:table-cell office:value-type="string">
            <text:p>/about-us/how-we-work/workingwithothers/stakeholder-forums/localauthoritypartnerforum/201003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127">
            <text:p>557127</text:p>
          </table:table-cell>
          <table:table-cell office:value-type="string">
            <text:p>/about-us/how-we-work/workingwithothers/stakeholder-forums/localauthoritypartnerforum/201009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11">
            <text:p>573911</text:p>
          </table:table-cell>
          <table:table-cell office:value-type="string">
            <text:p>/about-us/how-we-work/workingwithothers/stakeholder-forums/localauthoritypartnerforum/201103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460">
            <text:p>646460</text:p>
          </table:table-cell>
          <table:table-cell office:value-type="string">
            <text:p>/about-us/how-we-work/workingwithothers/stakeholder-forums/localauthoritypartnerforum/201209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369945">
            <text:p>369945</text:p>
          </table:table-cell>
          <table:table-cell office:value-type="string">
            <text:p>/about-us/jobs/jobsemail/emailjo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483940">
            <text:p>483940</text:p>
          </table:table-cell>
          <table:table-cell office:value-type="string">
            <text:p>/about-us/jobs/workingagen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258">
            <text:p>400258</text:p>
          </table:table-cell>
          <table:table-cell office:value-type="string">
            <text:p>/about-us/jobs/workingagency/jobprofi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379">
            <text:p>458379</text:p>
          </table:table-cell>
          <table:table-cell office:value-type="string">
            <text:p>/about-us/jobs/workingagency/jobprofiles/aattifahtelad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468">
            <text:p>386468</text:p>
          </table:table-cell>
          <table:table-cell office:value-type="string">
            <text:p>/about-us/jobs/workingagency/jobprofiles/chrisbrya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307">
            <text:p>424307</text:p>
          </table:table-cell>
          <table:table-cell office:value-type="string">
            <text:p>/about-us/jobs/workingagency/jobprofiles/mervynbrig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7839">
            <text:p>377839</text:p>
          </table:table-cell>
          <table:table-cell office:value-type="string">
            <text:p>/about-us/jobs/workingagency/jobprofiles/patrickott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3163">
            <text:p>393163</text:p>
          </table:table-cell>
          <table:table-cell office:value-type="string">
            <text:p>/about-us/jobs/workingagency/jobprofiles/robertmad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400">
            <text:p>412400</text:p>
          </table:table-cell>
          <table:table-cell office:value-type="string">
            <text:p>/about-us/jobs/workingagency/jobprofiles/sarahhard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390">
            <text:p>400390</text:p>
          </table:table-cell>
          <table:table-cell office:value-type="string">
            <text:p>/about-us/jobs/workingagency/jobprofiles/willmunr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146">
            <text:p>506146</text:p>
          </table:table-cell>
          <table:table-cell office:value-type="string">
            <text:p>/about-us/jobs/workingagency/workingforfs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176">
            <text:p>690176</text:p>
          </table:table-cell>
          <table:table-cell office:value-type="string">
            <text:p>/about-us/new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41899">
            <text:p>641899</text:p>
          </table:table-cell>
          <table:table-cell office:value-type="string">
            <text:p>/about-us/publications/busreps/annualre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659">
            <text:p>553659</text:p>
          </table:table-cell>
          <table:table-cell office:value-type="string">
            <text:p>/about-us/publications/busreps/annualreport/annrepacc08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35">
            <text:p>550035</text:p>
          </table:table-cell>
          <table:table-cell office:value-type="string">
            <text:p>/about-us/publications/busreps/annualreport/annrepacc09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424">
            <text:p>581424</text:p>
          </table:table-cell>
          <table:table-cell office:value-type="string">
            <text:p>/about-us/publications/busreps/annualreport/anrepacc1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619">
            <text:p>617619</text:p>
          </table:table-cell>
          <table:table-cell office:value-type="string">
            <text:p>/about-us/publications/busreps/annualreport/anrepacc1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606">
            <text:p>716606</text:p>
          </table:table-cell>
          <table:table-cell office:value-type="string">
            <text:p>/about-us/publications/busreps/annualreport/fsa-annual-report-2012-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314">
            <text:p>472314</text:p>
          </table:table-cell>
          <table:table-cell office:value-type="string">
            <text:p>/about-us/publications/busreps/csre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8104">
            <text:p>148104</text:p>
          </table:table-cell>
          <table:table-cell office:value-type="string">
            <text:p>/about-us/publications/busreps/csreps/ann_rpt_ol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1">
          <table:table-cell office:value-type="float" office:value="254564">
            <text:p>254564</text:p>
          </table:table-cell>
          <table:table-cell office:value-type="string">
            <text:p>/about-us/publications/fsanewsp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1">
          <table:table-cell office:value-type="float" office:value="676663">
            <text:p>676663</text:p>
          </table:table-cell>
          <table:table-cell office:value-type="string">
            <text:p>/about-us/publications/industrypublications/industry-guid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95363">
            <text:p>495363</text:p>
          </table:table-cell>
          <table:table-cell office:value-type="string">
            <text:p>/about-us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734">
            <text:p>656734</text:p>
          </table:table-cell>
          <table:table-cell office:value-type="string">
            <text:p>/about-us/contactus/contactsbysubject/contactusuk/</text:p>
          </table:table-cell>
          <table:table-cell office:value-type="string">
            <text:p>ContactU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25">
            <text:p>621525</text:p>
          </table:table-cell>
          <table:table-cell office:value-type="string">
            <text:p>/about-us/contactus/contactsbysubject/contactusukx/</text:p>
          </table:table-cell>
          <table:table-cell office:value-type="string">
            <text:p>ContactU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0662">
            <text:p>120662</text:p>
          </table:table-cell>
          <table:table-cell office:value-type="string">
            <text:p>/about-us/how-we-work/our-board/board-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74">
            <text:p>568074</text:p>
          </table:table-cell>
          <table:table-cell office:value-type="string">
            <text:p>/about-us/contactus/contactsbysubje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549">
            <text:p>708549</text:p>
          </table:table-cell>
          <table:table-cell office:value-type="string">
            <text:p>/about-us/data-and-policies/transparencydata/expenses-gifts-hospitality/board-directors-gifts-hos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512">
            <text:p>637512</text:p>
          </table:table-cell>
          <table:table-cell office:value-type="string">
            <text:p>/about-us/data-and-policies/transparencydata/expenses-gifts-hospitality/expen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463">
            <text:p>674463</text:p>
          </table:table-cell>
          <table:table-cell office:value-type="string">
            <text:p>/about-us/how-we-work/our-board/boardmeetoccasionalpaper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919">
            <text:p>580919</text:p>
          </table:table-cell>
          <table:table-cell office:value-type="string">
            <text:p>/about-us/how-we-work/our-board/boardmeetoccasionalpapers/interpaper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359">
            <text:p>610359</text:p>
          </table:table-cell>
          <table:table-cell office:value-type="string">
            <text:p>/about-us/how-we-work/workingwithothers/stakeholder-forums/consumer-stakeholder-foru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12">
            <text:p>608212</text:p>
          </table:table-cell>
          <table:table-cell office:value-type="string">
            <text:p>/about-us/how-we-work/workingwithothers/stakeholder-forums/industry-stakeholder-foru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901">
            <text:p>544901</text:p>
          </table:table-cell>
          <table:table-cell office:value-type="string">
            <text:p>/about-us/how-we-work/workingwithothers/stakeholder-forums/localauthoritypartnerforu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950">
            <text:p>483950</text:p>
          </table:table-cell>
          <table:table-cell office:value-type="string">
            <text:p>/about-us/jobs/jobsema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942">
            <text:p>483942</text:p>
          </table:table-cell>
          <table:table-cell office:value-type="string">
            <text:p>/about-us/jobs/vacan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637">
            <text:p>607637</text:p>
          </table:table-cell>
          <table:table-cell office:value-type="string">
            <text:p>/about-us/publications/bite/biteissu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026">
            <text:p>566026</text:p>
          </table:table-cell>
          <table:table-cell office:value-type="string">
            <text:p>/about-us/publications/fsanews/fsaenew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63">
            <text:p>604163</text:p>
          </table:table-cell>
          <table:table-cell office:value-type="string">
            <text:p>/about-us/publications/fsanews/fsaenews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389">
            <text:p>651389</text:p>
          </table:table-cell>
          <table:table-cell office:value-type="string">
            <text:p>/about-us/publications/fsanews/fsaenews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4705">
            <text:p>254705</text:p>
          </table:table-cell>
          <table:table-cell office:value-type="string">
            <text:p>/about-us/publications/fsanewsp/fsanews200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4703">
            <text:p>254703</text:p>
          </table:table-cell>
          <table:table-cell office:value-type="string">
            <text:p>/about-us/publications/fsanewsp/fsanews20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4681">
            <text:p>254681</text:p>
          </table:table-cell>
          <table:table-cell office:value-type="string">
            <text:p>/about-us/publications/fsanewsp/fsanews20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4621">
            <text:p>254621</text:p>
          </table:table-cell>
          <table:table-cell office:value-type="string">
            <text:p>/about-us/publications/fsanewsp/fsanews20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4603">
            <text:p>254603</text:p>
          </table:table-cell>
          <table:table-cell office:value-type="string">
            <text:p>/about-us/publications/fsanewsp/fsanews20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4567">
            <text:p>254567</text:p>
          </table:table-cell>
          <table:table-cell office:value-type="string">
            <text:p>/about-us/publications/fsanewsp/fsanews20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1622">
            <text:p>311622</text:p>
          </table:table-cell>
          <table:table-cell office:value-type="string">
            <text:p>/about-us/publications/fsanewsp/fsanews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8807">
            <text:p>388807</text:p>
          </table:table-cell>
          <table:table-cell office:value-type="string">
            <text:p>/about-us/publications/fsanewsp/fsanews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511">
            <text:p>444511</text:p>
          </table:table-cell>
          <table:table-cell office:value-type="string">
            <text:p>/about-us/publications/fsanewsp/fsanews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561">
            <text:p>488561</text:p>
          </table:table-cell>
          <table:table-cell office:value-type="string">
            <text:p>/about-us/publications/fsanewsp/fsanews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issues" table:style-name="ta1">
        <table:table-column table:style-name="co1" table:default-cell-style-name="Default"/>
        <table:table-row table:style-name="ro2">
          <table:table-cell/>
        </table:table-row>
      </table:table>
      <table:table table:name="meetings" table:style-name="ta1">
        <table:table-column table:style-name="co1" table:number-columns-repeated="4" table:default-cell-style-name="Default"/>
        <table:table-row table:style-name="ro1">
          <table:table-cell office:value-type="float" office:value="691098">
            <text:p>691098</text:p>
          </table:table-cell>
          <table:table-cell office:value-type="string">
            <text:p>/about-us/how-we-work/our-board/board-meetings/board-meetings-2013/12-11-05/board-agenda-1311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836">
            <text:p>663836</text:p>
          </table:table-cell>
          <table:table-cell office:value-type="string">
            <text:p>/about-us/how-we-work/our-board/board-meetings/board-meetings-2013/13-04-17/board-agenda-1304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199">
            <text:p>671199</text:p>
          </table:table-cell>
          <table:table-cell office:value-type="string">
            <text:p>/about-us/how-we-work/our-board/board-meetings/board-meetings-2013/13-06-04/board-agenda-1306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252">
            <text:p>677252</text:p>
          </table:table-cell>
          <table:table-cell office:value-type="string">
            <text:p>/about-us/how-we-work/our-board/board-meetings/board-meetings-2013/13-07-16/board-agenda-1307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94">
            <text:p>683094</text:p>
          </table:table-cell>
          <table:table-cell office:value-type="string">
            <text:p>/about-us/how-we-work/our-board/board-meetings/board-meetings-2013/13-09-11/board-agenda-1309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344">
            <text:p>650344</text:p>
          </table:table-cell>
          <table:table-cell office:value-type="string">
            <text:p>/about-us/how-we-work/our-board/board-meetings/board-meetings-2013/130122/board-agenda-13012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29">
            <text:p>657229</text:p>
          </table:table-cell>
          <table:table-cell office:value-type="string">
            <text:p>/about-us/how-we-work/our-board/board-meetings/board-meetings-2013/130305/board-agenda-1303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309">
            <text:p>499309</text:p>
          </table:table-cell>
          <table:table-cell office:value-type="string">
            <text:p>/about-us/how-we-work/our-board/board-meetings/boardmeetings2009/090325/boardagenda09032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033">
            <text:p>502033</text:p>
          </table:table-cell>
          <table:table-cell office:value-type="string">
            <text:p>/about-us/how-we-work/our-board/board-meetings/boardmeetings2009/090421/boardagenda09042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994">
            <text:p>503994</text:p>
          </table:table-cell>
          <table:table-cell office:value-type="string">
            <text:p>/about-us/how-we-work/our-board/board-meetings/boardmeetings2009/090512/boardagenda09042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872">
            <text:p>509872</text:p>
          </table:table-cell>
          <table:table-cell office:value-type="string">
            <text:p>/about-us/how-we-work/our-board/board-meetings/boardmeetings2009/090714/boardagenda0907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846">
            <text:p>515846</text:p>
          </table:table-cell>
          <table:table-cell office:value-type="string">
            <text:p>/about-us/how-we-work/our-board/board-meetings/boardmeetings2009/090916/boardagenda0909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393">
            <text:p>524393</text:p>
          </table:table-cell>
          <table:table-cell office:value-type="string">
            <text:p>/about-us/how-we-work/our-board/board-meetings/boardmeetings2009/091110/agenda0911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640">
            <text:p>527640</text:p>
          </table:table-cell>
          <table:table-cell office:value-type="string">
            <text:p>/about-us/how-we-work/our-board/board-meetings/boardmeetings2009/091208/agenda0912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124">
            <text:p>493124</text:p>
          </table:table-cell>
          <table:table-cell office:value-type="string">
            <text:p>/about-us/how-we-work/our-board/board-meetings/boardmeetings2009/board090210/boardagenda090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56">
            <text:p>532056</text:p>
          </table:table-cell>
          <table:table-cell office:value-type="string">
            <text:p>/about-us/how-we-work/our-board/board-meetings/boardmeetings2010/100126/agenda10012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24">
            <text:p>537224</text:p>
          </table:table-cell>
          <table:table-cell office:value-type="string">
            <text:p>/about-us/how-we-work/our-board/board-meetings/boardmeetings2010/100310/agenda10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575">
            <text:p>543575</text:p>
          </table:table-cell>
          <table:table-cell office:value-type="string">
            <text:p>/about-us/how-we-work/our-board/board-meetings/boardmeetings2010/100511/agenda1005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75">
            <text:p>550075</text:p>
          </table:table-cell>
          <table:table-cell office:value-type="string">
            <text:p>/about-us/how-we-work/our-board/board-meetings/boardmeetings2010/100720/agenda1007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87">
            <text:p>554387</text:p>
          </table:table-cell>
          <table:table-cell office:value-type="string">
            <text:p>/about-us/how-we-work/our-board/board-meetings/boardmeetings2010/100915/agenda1009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177">
            <text:p>556177</text:p>
          </table:table-cell>
          <table:table-cell office:value-type="string">
            <text:p>/about-us/how-we-work/our-board/board-meetings/boardmeetings2010/101012/boardagenda1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74">
            <text:p>560274</text:p>
          </table:table-cell>
          <table:table-cell office:value-type="string">
            <text:p>/about-us/how-we-work/our-board/board-meetings/boardmeetings2010/101207/boardagenda12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170">
            <text:p>568170</text:p>
          </table:table-cell>
          <table:table-cell office:value-type="string">
            <text:p>/about-us/how-we-work/our-board/board-meetings/boardmeetings2011/110322/boardagenda03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29">
            <text:p>573529</text:p>
          </table:table-cell>
          <table:table-cell office:value-type="string">
            <text:p>/about-us/how-we-work/our-board/board-meetings/boardmeetings2011/110525/boardagenda05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545">
            <text:p>580545</text:p>
          </table:table-cell>
          <table:table-cell office:value-type="string">
            <text:p>/about-us/how-we-work/our-board/board-meetings/boardmeetings2011/110712/boardagenda07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355">
            <text:p>584355</text:p>
          </table:table-cell>
          <table:table-cell office:value-type="string">
            <text:p>/about-us/how-we-work/our-board/board-meetings/boardmeetings2011/110907/agenda1109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237">
            <text:p>592237</text:p>
          </table:table-cell>
          <table:table-cell office:value-type="string">
            <text:p>/about-us/how-we-work/our-board/board-meetings/boardmeetings2011/111115/agenda1111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53">
            <text:p>563453</text:p>
          </table:table-cell>
          <table:table-cell office:value-type="string">
            <text:p>/about-us/how-we-work/our-board/board-meetings/boardmeetings2011/boardmeet25jan2011/boardagenda01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50">
            <text:p>615450</text:p>
          </table:table-cell>
          <table:table-cell office:value-type="string">
            <text:p>/about-us/how-we-work/our-board/board-meetings/boardmeetings2012/110712/boardagenda1207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620">
            <text:p>598620</text:p>
          </table:table-cell>
          <table:table-cell office:value-type="string">
            <text:p>/about-us/how-we-work/our-board/board-meetings/boardmeetings2012/120124/boardagenda12012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110">
            <text:p>605110</text:p>
          </table:table-cell>
          <table:table-cell office:value-type="string">
            <text:p>/about-us/how-we-work/our-board/board-meetings/boardmeetings2012/120320/boardagenda1203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688">
            <text:p>611688</text:p>
          </table:table-cell>
          <table:table-cell office:value-type="string">
            <text:p>/about-us/how-we-work/our-board/board-meetings/boardmeetings2012/120522/boardagenda12052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74">
            <text:p>633474</text:p>
          </table:table-cell>
          <table:table-cell office:value-type="string">
            <text:p>/about-us/how-we-work/our-board/board-meetings/boardmeetings2012/120912/boardagenda1209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13">
            <text:p>642513</text:p>
          </table:table-cell>
          <table:table-cell office:value-type="string">
            <text:p>/about-us/how-we-work/our-board/board-meetings/boardmeetings2012/121113/boardagenda121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228">
            <text:p>646228</text:p>
          </table:table-cell>
          <table:table-cell office:value-type="string">
            <text:p>/about-us/how-we-work/our-board/board-meetings/boardmeetings2012/121211/boardagenda1212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78">
            <text:p>613578</text:p>
          </table:table-cell>
          <table:table-cell office:value-type="string">
            <text:p>/about-us/how-we-work/our-board/board-meetings/boardmeetings2012/190612/boardagenda12061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477">
            <text:p>704477</text:p>
          </table:table-cell>
          <table:table-cell office:value-type="string">
            <text:p>/about-us/how-we-work/our-board/board-meetings/boardmeetings2014/05-03-14/board-agenda-0503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809">
            <text:p>714809</text:p>
          </table:table-cell>
          <table:table-cell office:value-type="string">
            <text:p>/about-us/how-we-work/our-board/board-meetings/boardmeetings2014/110614/board-agenda-1106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910">
            <text:p>699910</text:p>
          </table:table-cell>
          <table:table-cell office:value-type="string">
            <text:p>/about-us/how-we-work/our-board/board-meetings/boardmeetings2014/21-01-14/board-agenda-14012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791">
            <text:p>647791</text:p>
          </table:table-cell>
          <table:table-cell office:value-type="string">
            <text:p>/about-us/how-we-work/our-board/board-meetings/board-meetings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092">
            <text:p>691092</text:p>
          </table:table-cell>
          <table:table-cell office:value-type="string">
            <text:p>/about-us/how-we-work/our-board/board-meetings/board-meetings-2013/12-11-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832">
            <text:p>663832</text:p>
          </table:table-cell>
          <table:table-cell office:value-type="string">
            <text:p>/about-us/how-we-work/our-board/board-meetings/board-meetings-2013/13-04-1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197">
            <text:p>671197</text:p>
          </table:table-cell>
          <table:table-cell office:value-type="string">
            <text:p>/about-us/how-we-work/our-board/board-meetings/board-meetings-2013/13-06-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250">
            <text:p>677250</text:p>
          </table:table-cell>
          <table:table-cell office:value-type="string">
            <text:p>/about-us/how-we-work/our-board/board-meetings/board-meetings-2013/13-07-1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91">
            <text:p>683091</text:p>
          </table:table-cell>
          <table:table-cell office:value-type="string">
            <text:p>/about-us/how-we-work/our-board/board-meetings/board-meetings-2013/13-09-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339">
            <text:p>650339</text:p>
          </table:table-cell>
          <table:table-cell office:value-type="string">
            <text:p>/about-us/how-we-work/our-board/board-meetings/board-meetings-2013/13012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220">
            <text:p>657220</text:p>
          </table:table-cell>
          <table:table-cell office:value-type="string">
            <text:p>/about-us/how-we-work/our-board/board-meetings/board-meetings-2013/1303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105">
            <text:p>493105</text:p>
          </table:table-cell>
          <table:table-cell office:value-type="string">
            <text:p>/about-us/how-we-work/our-board/board-meetings/boardmeetings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297">
            <text:p>499297</text:p>
          </table:table-cell>
          <table:table-cell office:value-type="string">
            <text:p>/about-us/how-we-work/our-board/board-meetings/boardmeetings2009/09032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030">
            <text:p>502030</text:p>
          </table:table-cell>
          <table:table-cell office:value-type="string">
            <text:p>/about-us/how-we-work/our-board/board-meetings/boardmeetings2009/09042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986">
            <text:p>503986</text:p>
          </table:table-cell>
          <table:table-cell office:value-type="string">
            <text:p>/about-us/how-we-work/our-board/board-meetings/boardmeetings2009/0905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862">
            <text:p>509862</text:p>
          </table:table-cell>
          <table:table-cell office:value-type="string">
            <text:p>/about-us/how-we-work/our-board/board-meetings/boardmeetings2009/0907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843">
            <text:p>515843</text:p>
          </table:table-cell>
          <table:table-cell office:value-type="string">
            <text:p>/about-us/how-we-work/our-board/board-meetings/boardmeetings2009/09091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382">
            <text:p>524382</text:p>
          </table:table-cell>
          <table:table-cell office:value-type="string">
            <text:p>/about-us/how-we-work/our-board/board-meetings/boardmeetings2009/0911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636">
            <text:p>527636</text:p>
          </table:table-cell>
          <table:table-cell office:value-type="string">
            <text:p>/about-us/how-we-work/our-board/board-meetings/boardmeetings2009/0912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111">
            <text:p>493111</text:p>
          </table:table-cell>
          <table:table-cell office:value-type="string">
            <text:p>/about-us/how-we-work/our-board/board-meetings/boardmeetings2009/board0902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41">
            <text:p>532041</text:p>
          </table:table-cell>
          <table:table-cell office:value-type="string">
            <text:p>/about-us/how-we-work/our-board/board-meetings/boardmeetings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51">
            <text:p>532051</text:p>
          </table:table-cell>
          <table:table-cell office:value-type="string">
            <text:p>/about-us/how-we-work/our-board/board-meetings/boardmeetings2010/10012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11">
            <text:p>537211</text:p>
          </table:table-cell>
          <table:table-cell office:value-type="string">
            <text:p>/about-us/how-we-work/our-board/board-meetings/boardmeetings2010/1003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572">
            <text:p>543572</text:p>
          </table:table-cell>
          <table:table-cell office:value-type="string">
            <text:p>/about-us/how-we-work/our-board/board-meetings/boardmeetings2010/1005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71">
            <text:p>550071</text:p>
          </table:table-cell>
          <table:table-cell office:value-type="string">
            <text:p>/about-us/how-we-work/our-board/board-meetings/boardmeetings2010/10072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85">
            <text:p>554385</text:p>
          </table:table-cell>
          <table:table-cell office:value-type="string">
            <text:p>/about-us/how-we-work/our-board/board-meetings/boardmeetings2010/10091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174">
            <text:p>556174</text:p>
          </table:table-cell>
          <table:table-cell office:value-type="string">
            <text:p>/about-us/how-we-work/our-board/board-meetings/boardmeetings2010/101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272">
            <text:p>560272</text:p>
          </table:table-cell>
          <table:table-cell office:value-type="string">
            <text:p>/about-us/how-we-work/our-board/board-meetings/boardmeetings2010/1012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47">
            <text:p>563447</text:p>
          </table:table-cell>
          <table:table-cell office:value-type="string">
            <text:p>/about-us/how-we-work/our-board/board-meetings/boardmeeting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168">
            <text:p>568168</text:p>
          </table:table-cell>
          <table:table-cell office:value-type="string">
            <text:p>/about-us/how-we-work/our-board/board-meetings/boardmeetings2011/11032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27">
            <text:p>573527</text:p>
          </table:table-cell>
          <table:table-cell office:value-type="string">
            <text:p>/about-us/how-we-work/our-board/board-meetings/boardmeetings2011/11052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542">
            <text:p>580542</text:p>
          </table:table-cell>
          <table:table-cell office:value-type="string">
            <text:p>/about-us/how-we-work/our-board/board-meetings/boardmeetings2011/1107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345">
            <text:p>584345</text:p>
          </table:table-cell>
          <table:table-cell office:value-type="string">
            <text:p>/about-us/how-we-work/our-board/board-meetings/boardmeetings2011/1109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220">
            <text:p>592220</text:p>
          </table:table-cell>
          <table:table-cell office:value-type="string">
            <text:p>/about-us/how-we-work/our-board/board-meetings/boardmeetings2011/11111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50">
            <text:p>563450</text:p>
          </table:table-cell>
          <table:table-cell office:value-type="string">
            <text:p>/about-us/how-we-work/our-board/board-meetings/boardmeetings2011/boardmeet25jan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617">
            <text:p>598617</text:p>
          </table:table-cell>
          <table:table-cell office:value-type="string">
            <text:p>/about-us/how-we-work/our-board/board-meetings/boardmeetings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48">
            <text:p>615448</text:p>
          </table:table-cell>
          <table:table-cell office:value-type="string">
            <text:p>/about-us/how-we-work/our-board/board-meetings/boardmeetings2012/1107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615">
            <text:p>598615</text:p>
          </table:table-cell>
          <table:table-cell office:value-type="string">
            <text:p>/about-us/how-we-work/our-board/board-meetings/boardmeetings2012/12012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107">
            <text:p>605107</text:p>
          </table:table-cell>
          <table:table-cell office:value-type="string">
            <text:p>/about-us/how-we-work/our-board/board-meetings/boardmeetings2012/12032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686">
            <text:p>611686</text:p>
          </table:table-cell>
          <table:table-cell office:value-type="string">
            <text:p>/about-us/how-we-work/our-board/board-meetings/boardmeetings2012/12052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72">
            <text:p>633472</text:p>
          </table:table-cell>
          <table:table-cell office:value-type="string">
            <text:p>/about-us/how-we-work/our-board/board-meetings/boardmeetings2012/1209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04">
            <text:p>642504</text:p>
          </table:table-cell>
          <table:table-cell office:value-type="string">
            <text:p>/about-us/how-we-work/our-board/board-meetings/boardmeetings2012/1211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226">
            <text:p>646226</text:p>
          </table:table-cell>
          <table:table-cell office:value-type="string">
            <text:p>/about-us/how-we-work/our-board/board-meetings/boardmeetings2012/1212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576">
            <text:p>613576</text:p>
          </table:table-cell>
          <table:table-cell office:value-type="string">
            <text:p>/about-us/how-we-work/our-board/board-meetings/boardmeetings2012/1906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881">
            <text:p>699881</text:p>
          </table:table-cell>
          <table:table-cell office:value-type="string">
            <text:p>/about-us/how-we-work/our-board/board-meetings/boardmeetings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473">
            <text:p>704473</text:p>
          </table:table-cell>
          <table:table-cell office:value-type="string">
            <text:p>/about-us/how-we-work/our-board/board-meetings/boardmeetings2014/05-03-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807">
            <text:p>714807</text:p>
          </table:table-cell>
          <table:table-cell office:value-type="string">
            <text:p>/about-us/how-we-work/our-board/board-meetings/boardmeetings2014/1106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885">
            <text:p>699885</text:p>
          </table:table-cell>
          <table:table-cell office:value-type="string">
            <text:p>/about-us/how-we-work/our-board/board-meetings/boardmeetings2014/21-01-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jobs" table:style-name="ta1">
        <table:table-column table:style-name="co1" table:number-columns-repeated="4" table:default-cell-style-name="Default"/>
        <table:table-row table:style-name="ro1">
          <table:table-cell office:value-type="float" office:value="710255">
            <text:p>710255</text:p>
          </table:table-cell>
          <table:table-cell office:value-type="string">
            <text:p>/about-us/jobs/vacancies/admin-support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007">
            <text:p>716007</text:p>
          </table:table-cell>
          <table:table-cell office:value-type="string">
            <text:p>/about-us/jobs/vacancies/business-support-assistant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996">
            <text:p>710996</text:p>
          </table:table-cell>
          <table:table-cell office:value-type="string">
            <text:p>/about-us/jobs/vacancies/director-science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710">
            <text:p>715710</text:p>
          </table:table-cell>
          <table:table-cell office:value-type="string">
            <text:p>/about-us/jobs/vacancies/field-vet-leader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20">
            <text:p>710320</text:p>
          </table:table-cell>
          <table:table-cell office:value-type="string">
            <text:p>/about-us/jobs/vacancies/field-veterinary-leader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858">
            <text:p>713858</text:p>
          </table:table-cell>
          <table:table-cell office:value-type="string">
            <text:p>/about-us/jobs/vacancies/hr-business-services-mgr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481">
            <text:p>707481</text:p>
          </table:table-cell>
          <table:table-cell office:value-type="string">
            <text:p>/about-us/jobs/vacancies/informationmanagement-job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872">
            <text:p>707872</text:p>
          </table:table-cell>
          <table:table-cell office:value-type="string">
            <text:p>/about-us/jobs/vacancies/la-prof-support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16">
            <text:p>707616</text:p>
          </table:table-cell>
          <table:table-cell office:value-type="string">
            <text:p>/about-us/jobs/vacancies/laofficer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419">
            <text:p>711419</text:p>
          </table:table-cell>
          <table:table-cell office:value-type="string">
            <text:p>/about-us/jobs/vacancies/work-experience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604">
            <text:p>711604</text:p>
          </table:table-cell>
          <table:table-cell office:value-type="string">
            <text:p>/about-us/jobs/vacancies/work-experience-hsw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</table:table>
      <table:table table:name="multibranch" table:style-name="ta1">
        <table:table-column table:style-name="co1" table:number-columns-repeated="4" table:default-cell-style-name="Default"/>
        <table:table-row table:style-name="ro1">
          <table:table-cell office:value-type="float" office:value="568031">
            <text:p>568031</text:p>
          </table:table-cell>
          <table:table-cell office:value-type="string">
            <text:p>/about-us/contactu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542">
            <text:p>708542</text:p>
          </table:table-cell>
          <table:table-cell office:value-type="string">
            <text:p>/about-us/data-and-policies/transparencydata/expenses-gifts-hospitality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492">
            <text:p>497492</text:p>
          </table:table-cell>
          <table:table-cell office:value-type="string">
            <text:p>/about-us/how-we-work/our-board/boardmeetoccasionalpaper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049">
            <text:p>607049</text:p>
          </table:table-cell>
          <table:table-cell office:value-type="string">
            <text:p>/about-us/how-we-work/workingwithothers/stakeholder-forum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937">
            <text:p>483937</text:p>
          </table:table-cell>
          <table:table-cell office:value-type="string">
            <text:p>/about-us/job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271">
            <text:p>591271</text:p>
          </table:table-cell>
          <table:table-cell office:value-type="string">
            <text:p>/about-us/publications/bite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308">
            <text:p>534308</text:p>
          </table:table-cell>
          <table:table-cell office:value-type="string">
            <text:p>/about-us/publications/fsanew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table table:name="relationbranch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14294">
            <text:p>414294</text:p>
          </table:table-cell>
          <table:table-cell office:value-type="string">
            <text:p>/about-us/about-the-fsa/strategicplan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026">
            <text:p>647026</text:p>
          </table:table-cell>
          <table:table-cell office:value-type="string">
            <text:p>/about-us/data-and-policies/transparencydata/expenditureover25k/expenditure25k-apr-2010-mar-2011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034">
            <text:p>647034</text:p>
          </table:table-cell>
          <table:table-cell office:value-type="string">
            <text:p>/about-us/data-and-policies/transparencydata/expenditureover25k/expenditure25k-apr-2011-mar-2012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037">
            <text:p>647037</text:p>
          </table:table-cell>
          <table:table-cell office:value-type="string">
            <text:p>/about-us/data-and-policies/transparencydata/expenditureover25k/expenditure25k-apr-2012-mar-2013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886">
            <text:p>671886</text:p>
          </table:table-cell>
          <table:table-cell office:value-type="string">
            <text:p>/about-us/data-and-policies/transparencydata/expenditureover25k/expenditure25k-apr-2013-mar-2014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803">
            <text:p>714803</text:p>
          </table:table-cell>
          <table:table-cell office:value-type="string">
            <text:p>/about-us/data-and-policies/transparencydata/expenditureover25k/fsa-expenditure-over25k-2014-2015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103">
            <text:p>574103</text:p>
          </table:table-cell>
          <table:table-cell office:value-type="string">
            <text:p>/about-us/data-and-policies/transparencydata/expenses-gifts-hospitality/expenses/expapr09mar10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180">
            <text:p>574180</text:p>
          </table:table-cell>
          <table:table-cell office:value-type="string">
            <text:p>/about-us/data-and-policies/transparencydata/expenses-gifts-hospitality/expenses/expapr10mar11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853">
            <text:p>587853</text:p>
          </table:table-cell>
          <table:table-cell office:value-type="string">
            <text:p>/about-us/data-and-policies/transparencydata/expenses-gifts-hospitality/expenses/expapr11mar12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603">
            <text:p>637603</text:p>
          </table:table-cell>
          <table:table-cell office:value-type="string">
            <text:p>/about-us/data-and-policies/transparencydata/expenses-gifts-hospitality/expenses/expenses-apr-2012-mar-2013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342">
            <text:p>703342</text:p>
          </table:table-cell>
          <table:table-cell office:value-type="string">
            <text:p>/about-us/data-and-policies/transparencydata/expenses-gifts-hospitality/expenses/expenses-apr-2012-mar-2013/chair-board-expense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346">
            <text:p>703346</text:p>
          </table:table-cell>
          <table:table-cell office:value-type="string">
            <text:p>/about-us/data-and-policies/transparencydata/expenses-gifts-hospitality/expenses/expenses-apr-2012-mar-2013/chief-exec-directors-expense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842">
            <text:p>709842</text:p>
          </table:table-cell>
          <table:table-cell office:value-type="string">
            <text:p>/about-us/data-and-policies/transparencydata/expenses-gifts-hospitality/expenses/expenses-apr-2013-mar-2014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91">
            <text:p>661391</text:p>
          </table:table-cell>
          <table:table-cell office:value-type="string">
            <text:p>/about-us/data-and-policies/transparencydata/gpcexpenditure/gpc-apr-2011-mar-2012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78">
            <text:p>661378</text:p>
          </table:table-cell>
          <table:table-cell office:value-type="string">
            <text:p>/about-us/data-and-policies/transparencydata/gpcexpenditure/gpc-apr-2012-mar-2013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924">
            <text:p>688924</text:p>
          </table:table-cell>
          <table:table-cell office:value-type="string">
            <text:p>/about-us/data-and-policies/transparencydata/gpcexpenditure/gpc-apr-2013-mar-2014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270">
            <text:p>414270</text:p>
          </table:table-cell>
          <table:table-cell office:value-type="string">
            <text:p>/about-us/publication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278">
            <text:p>414278</text:p>
          </table:table-cell>
          <table:table-cell office:value-type="string">
            <text:p>/about-us/publications/busrep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290">
            <text:p>414290</text:p>
          </table:table-cell>
          <table:table-cell office:value-type="string">
            <text:p>/about-us/publications/busreps/miscbusrep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192">
            <text:p>427192</text:p>
          </table:table-cell>
          <table:table-cell office:value-type="string">
            <text:p>/about-us/publications/busreps/scientistreport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669">
            <text:p>446669</text:p>
          </table:table-cell>
          <table:table-cell office:value-type="string">
            <text:p>/about-us/publications/foodbornedisease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298">
            <text:p>414298</text:p>
          </table:table-cell>
          <table:table-cell office:value-type="string">
            <text:p>/about-us/publications/industrypublication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302">
            <text:p>414302</text:p>
          </table:table-cell>
          <table:table-cell office:value-type="string">
            <text:p>/about-us/publications/labpublication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350">
            <text:p>414350</text:p>
          </table:table-cell>
          <table:table-cell office:value-type="string">
            <text:p>/about-us/publications/nipublication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370">
            <text:p>414370</text:p>
          </table:table-cell>
          <table:table-cell office:value-type="string">
            <text:p>/about-us/publications/safetyandhygiene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3127">
            <text:p>423127</text:p>
          </table:table-cell>
          <table:table-cell office:value-type="string">
            <text:p>/about-us/publications/schoolinitiative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362">
            <text:p>414362</text:p>
          </table:table-cell>
          <table:table-cell office:value-type="string">
            <text:p>/about-us/publications/scotpublication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374">
            <text:p>414374</text:p>
          </table:table-cell>
          <table:table-cell office:value-type="string">
            <text:p>/about-us/publications/winestandardsresources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563533">
            <text:p>563533</text:p>
          </table:table-cell>
          <table:table-cell office:value-type="string">
            <text:p>/about-us/about-the-fsa/faqsbusines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519">
            <text:p>563519</text:p>
          </table:table-cell>
          <table:table-cell office:value-type="string">
            <text:p>/about-us/about-the-fsa/faqsconsumer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3:02:55.26</meta:creation-date>
    <dc:date>2014-07-18T14:35:54.34</dc:date>
    <meta:editing-duration>PT1H17M49S</meta:editing-duration>
    <meta:editing-cycles>1</meta:editing-cycles>
    <meta:document-statistic meta:table-count="8" meta:cell-count="1616" meta:object-count="0"/>
    <meta:generator>LibreOffice/4.0.5.2$Windows_x86 LibreOffice_project/5464147a081647a250913f19c0715bca595af2f</meta:generator>
  </office:meta>
</office:document-meta>
</file>